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421" officeooo:paragraph-rsid="001d5421"/>
    </style:style>
    <style:style style:name="P2" style:family="paragraph" style:parent-style-name="Standard">
      <style:text-properties officeooo:rsid="001d5421" officeooo:paragraph-rsid="001d5421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d5421"/>
    </style:style>
    <style:style style:name="P5" style:family="paragraph" style:parent-style-name="Standard" style:list-style-name="L2">
      <style:text-properties fo:color="#a31515" style:font-name="Consolas" fo:font-size="9.5pt" officeooo:rsid="001d5421" fo:background-color="#ffffff" style:font-size-asian="9.5pt"/>
    </style:style>
    <style:style style:name="T1" style:family="text">
      <style:text-properties fo:color="#000000" style:font-name="Consolas" fo:font-size="9.5pt" fo:background-color="#ffffff" loext:char-shading-value="0" style:font-size-asian="9.5pt"/>
    </style:style>
    <style:style style:name="T2" style:family="text">
      <style:text-properties fo:color="#000000" style:font-name="Consolas" fo:font-size="9.5pt" officeooo:rsid="001d5421" fo:background-color="#ffffff" loext:char-shading-value="0" style:font-size-asian="9.5pt"/>
    </style:style>
    <style:style style:name="T3" style:family="text">
      <style:text-properties fo:color="#000000" style:font-name="Consolas" fo:font-size="9.5pt" officeooo:rsid="001e6475" fo:background-color="#ffffff" loext:char-shading-value="0" style:font-size-asian="9.5pt"/>
    </style:style>
    <style:style style:name="T4" style:family="text">
      <style:text-properties fo:color="#a31515" style:font-name="Consolas" fo:font-size="9.5pt" fo:background-color="#ffffff" loext:char-shading-value="0" style:font-size-asian="9.5pt"/>
    </style:style>
    <style:style style:name="T5" style:family="text">
      <style:text-properties fo:color="#a31515" style:font-name="Consolas" fo:font-size="9.5pt" officeooo:rsid="001d5421" fo:background-color="#ffffff" loext:char-shading-value="0" style:font-size-asian="9.5pt"/>
    </style:style>
    <style:style style:name="T6" style:family="text">
      <style:text-properties fo:color="#a31515" style:font-name="Consolas" fo:font-size="9.5pt" officeooo:rsid="001e6475" fo:background-color="#ffffff" loext:char-shading-value="0" style:font-size-asian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oriscenjem namespace-a speech recognition koji sadrzi windows desktop speech tehnologiju za implementaciju prepoznavanja govora i Klase SpeechSynthesizer koja omogucava pristup funkcionalnostima instaliranog engine-a za sintezu govora napravili smo windows forms desktop aplikaciju za zadavanje glasovnih komandi.</text:p>
      <text:p text:style-name="Standard"/>
      <text:p text:style-name="P1">Prilikom startovanja aplikacije dobija se povratna audio informacija <text:s/>“jarvis activated” I tada program otpocinje osluskivanje za nadolazece glasovne komande.</text:p>
      <text:p text:style-name="P1"/>
      <text:p text:style-name="P1">Izradjene su funkcionalnosti <text:s/>za sledece glasovne komande:<text:line-break/><text:tab/></text:p>
      <text:list xml:id="list1041387377" text:style-name="L1">
        <text:list-item>
          <text:p text:style-name="P4"><text:span text:style-name="T1">Hi – </text:span><text:span text:style-name="T2">genericki pozdrav na koji je ocekivan Jarvisov odgovor </text:span><text:span text:style-name="T5">"Hello, I'm glad to hear your voice."</text:span></text:p>
        </text:list-item>
        <text:list-item>
          <text:p text:style-name="P3"><text:span text:style-name="T1">How are you – </text:span><text:span text:style-name="T2">simulacija normalnog toka ljudskog razgovora gde je ocekivan Jarvisov odgovor smislen za aplikaciju tog tipa </text:span><text:span text:style-name="T5">"I'm working at full capacity."</text:span></text:p>
        </text:list-item>
        <text:list-item>
          <text:p text:style-name="P3"><text:span text:style-name="T1">What time is it – </text:span><text:span text:style-name="T2">Jarvis odgovara trenutnim datumom.</text:span></text:p>
        </text:list-item>
        <text:list-item>
          <text:p text:style-name="P3"><text:span text:style-name="T1">Wake up - “</text:span><text:span text:style-name="T2">budjenje” Jarvisa I ovom komandom pocinje ponovno osluskivanje za dalje zadate komande. Odgovor je </text:span><text:span text:style-name="T5">"Yes, I am here"</text:span><text:span text:style-name="T2">.</text:span></text:p>
        </text:list-item>
        <text:list-item>
          <text:p text:style-name="P3"><text:span text:style-name="T1">Jarvis – </text:span><text:span text:style-name="T2">rezultat izvrsenja komande je isti kao I za komandu Wake up.</text:span></text:p>
        </text:list-item>
        <text:list-item>
          <text:p text:style-name="P3"><text:span text:style-name="T1">Stop talking – </text:span><text:span text:style-name="T2">naredjenje da Jarvis prekine sa pricanjem.</text:span></text:p>
        </text:list-item>
        <text:list-item>
          <text:p text:style-name="P3"><text:span text:style-name="T1">Stop Listening – </text:span><text:span text:style-name="T2">Jarvis prestaje da osluskuje I ide u stanje “spavanja”.</text:span></text:p>
        </text:list-item>
        <text:list-item>
          <text:p text:style-name="P3"><text:span text:style-name="T1">Show commands – </text:span><text:span text:style-name="T2">windows forma prikazuje listu dostupnih komandu</text:span></text:p>
        </text:list-item>
        <text:list-item>
          <text:p text:style-name="P3"><text:span text:style-name="T1">Hide commands – </text:span><text:span text:style-name="T2">dostupne komande se ne prikazuju u prozoru aplikacije. </text:span></text:p>
        </text:list-item>
        <text:list-item>
          <text:p text:style-name="P3"><text:span text:style-name="T1">Open program – </text:span><text:span text:style-name="T2">Jarvis odgovara upitom “Which program” nakon cega osluskuje za naziv programa koji treba da otvori; Ponudjeni su:</text:span></text:p>
        </text:list-item>
      </text:list>
      <text:list xml:id="list2304769930" text:style-name="L2">
        <text:list-item>
          <text:list>
            <text:list-item>
              <text:p text:style-name="P5">notepad</text:p>
            </text:list-item>
            <text:list-item>
              <text:p text:style-name="P5">google chrome</text:p>
            </text:list-item>
            <text:list-item>
              <text:p text:style-name="P5">command prompt</text:p>
            </text:list-item>
            <text:list-item>
              <text:p text:style-name="P5">control panel</text:p>
            </text:list-item>
          </text:list>
        </text:list-item>
      </text:list>
      <text:list xml:id="list193049663362246" text:continue-list="list1041387377" text:style-name="L1">
        <text:list-item>
          <text:p text:style-name="P3"><text:span text:style-name="T1">Hide yourself – </text:span><text:span text:style-name="T2">prozor aplikacije se skriva od view-a korisniku. !</text:span></text:p>
        </text:list-item>
        <text:list-item>
          <text:p text:style-name="P3"><text:span text:style-name="T1">Show yourself – </text:span><text:span text:style-name="T2">prozor aplikacije se prikazuje.</text:span></text:p>
        </text:list-item>
        <text:list-item>
          <text:p text:style-name="P3"><text:span text:style-name="T1">Shutdown – </text:span><text:span text:style-name="T2">gasenje aplikacije.</text:span></text:p>
        </text:list-item>
        <text:list-item>
          <text:p text:style-name="P3"><text:span text:style-name="T1">SetReminder – </text:span><text:span text:style-name="T2">Jarvis odgovara sa “Which date” nakon cega osluskuje za glasovnu komandu </text:span><text:span text:style-name="T3">formata “datum Mesec” </text:span><text:span text:style-name="T2">tipa “</text:span><text:span text:style-name="T3">First of January”, praceno tipom dogadjaja za podsetnik koji moze biti iz skupa {</text:span><text:span text:style-name="T6">"Birthday"</text:span><text:span text:style-name="T1">, </text:span><text:span text:style-name="T4">"Groceries"</text:span><text:span text:style-name="T1">, </text:span><text:span text:style-name="T4">"Grocery"</text:span><text:span text:style-name="T1">, </text:span><text:span text:style-name="T4">"Anniversary"</text:span><text:span text:style-name="T1">, </text:span><text:span text:style-name="T4">"Premiere"</text:span><text:span text:style-name="T3">}</text:span></text:p>
        </text:list-item>
        <text:list-item>
          <text:p text:style-name="P4"><text:span text:style-name="T1">Reminders –</text:span><text:span text:style-name="T3"> Jarvis izgovara sve podsetnike u formatu <text:s/>[ tip dogadjaja +”on the “ + datum dogadjaja] 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4:15:58.506000000</meta:creation-date>
    <dc:date>2021-03-12T19:30:48.660000000</dc:date>
    <meta:editing-duration>PT7M</meta:editing-duration>
    <meta:editing-cycles>2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22" meta:word-count="294" meta:character-count="1994" meta:non-whitespace-character-count="1721"/>
  </office:meta>
</office:document-meta>
</file>